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Helvetica, sans-serif"/>
    <style:font-face style:name="Times New Roman1" svg:font-family="'Times New Roman', Times, serif"/>
    <style:font-face style:name="arial" svg:font-family="arial, Arial, Helvetica, sans-serif"/>
    <style:font-face style:name="inherit" svg:font-family="inherit"/>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9.883cm"/>
    </style:style>
    <style:style style:name="Table1.B" style:family="table-column">
      <style:table-column-properties style:column-width="7.117cm"/>
    </style:style>
    <style:style style:name="Table1.A1" style:family="table-cell">
      <style:table-cell-properties fo:padding="0cm" fo:border="none"/>
    </style:style>
    <style:style style:name="Table2" style:family="table">
      <style:table-properties style:width="17cm" table:align="center"/>
    </style:style>
    <style:style style:name="Table2.A" style:family="table-column">
      <style:table-column-properties style:column-width="5.001cm"/>
    </style:style>
    <style:style style:name="Table2.B" style:family="table-column">
      <style:table-column-properties style:column-width="1.741cm"/>
    </style:style>
    <style:style style:name="Table2.C" style:family="table-column">
      <style:table-column-properties style:column-width="1.009cm"/>
    </style:style>
    <style:style style:name="Table2.D" style:family="table-column">
      <style:table-column-properties style:column-width="3.343cm"/>
    </style:style>
    <style:style style:name="Table2.E" style:family="table-column">
      <style:table-column-properties style:column-width="2.598cm"/>
    </style:style>
    <style:style style:name="Table2.F" style:family="table-column">
      <style:table-column-properties style:column-width="3.309cm"/>
    </style:style>
    <style:style style:name="Table2.A1" style:family="table-cell">
      <style:table-cell-properties style:vertical-align="middle" fo:padding="0cm" fo:border="none"/>
    </style:style>
    <style:style style:name="Table2.B2" style:family="table-cell">
      <style:table-cell-properties fo:padding="0cm" fo:border="none"/>
    </style:style>
    <style:style style:name="Table2.C2" style:family="table-cell">
      <style:table-cell-properties fo:padding="0cm" fo:border="none"/>
    </style:style>
    <style:style style:name="Table2.D2" style:family="table-cell">
      <style:table-cell-properties fo:padding="0cm" fo:border="none"/>
    </style:style>
    <style:style style:name="Table2.E2" style:family="table-cell">
      <style:table-cell-properties fo:padding="0cm" fo:border="none"/>
    </style:style>
    <style:style style:name="Table2.F2" style:family="table-cell">
      <style:table-cell-properties fo:padding="0cm" fo:border="none"/>
    </style:style>
    <style:style style:name="Table2.B3" style:family="table-cell">
      <style:table-cell-properties fo:padding="0cm" fo:border="none"/>
    </style:style>
    <style:style style:name="Table2.C3" style:family="table-cell">
      <style:table-cell-properties fo:padding="0cm" fo:border="none"/>
    </style:style>
    <style:style style:name="Table2.D3" style:family="table-cell">
      <style:table-cell-properties fo:padding="0cm" fo:border="none"/>
    </style:style>
    <style:style style:name="Table2.E3" style:family="table-cell">
      <style:table-cell-properties fo:padding="0cm" fo:border="none"/>
    </style:style>
    <style:style style:name="Table2.F3" style:family="table-cell">
      <style:table-cell-properties fo:padding="0cm" fo:border="none"/>
    </style:style>
    <style:style style:name="Table2.B4" style:family="table-cell">
      <style:table-cell-properties fo:padding="0cm" fo:border="none"/>
    </style:style>
    <style:style style:name="Table2.C4" style:family="table-cell">
      <style:table-cell-properties fo:padding="0cm" fo:border="none"/>
    </style:style>
    <style:style style:name="Table2.D4" style:family="table-cell">
      <style:table-cell-properties fo:padding="0cm" fo:border="none"/>
    </style:style>
    <style:style style:name="Table2.E4" style:family="table-cell">
      <style:table-cell-properties fo:padding="0cm" fo:border="none"/>
    </style:style>
    <style:style style:name="Table2.F4" style:family="table-cell">
      <style:table-cell-properties fo:padding="0cm" fo:border="none"/>
    </style:style>
    <style:style style:name="P1" style:family="paragraph" style:parent-style-name="Heading_20_1">
      <style:paragraph-properties fo:margin-left="0cm" fo:margin-right="0cm" fo:margin-top="0.187cm" fo:margin-bottom="0.187cm" loext: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2b2b2b"/>
      <style:text-properties fo:font-variant="normal" fo:text-transform="none" fo:color="#000000" style:font-name="Times New Roman1" fo:font-size="7.40000009536743pt" fo:letter-spacing="normal" fo:font-style="normal" fo:font-weight="normal" loext:padding="0cm" loext:border="none"/>
    </style:style>
    <style:style style:name="P2" style:family="paragraph" style:parent-style-name="Heading_20_4">
      <style:paragraph-properties fo:margin-left="0cm" fo:margin-right="0cm" fo:margin-top="0.187cm" fo:margin-bottom="0.187cm" loext: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2b2b2b"/>
      <style:text-properties fo:font-variant="normal" fo:text-transform="none" fo:color="#000000" style:font-name="Times New Roman1" fo:font-size="7.40000009536743pt" fo:letter-spacing="normal" fo:font-style="normal" fo:font-weight="normal" loext:padding="0cm" loext:border="none"/>
    </style:style>
    <style:style style:name="P3" style:family="paragraph" style:parent-style-name="Heading_20_3">
      <style:paragraph-properties fo:margin-left="0cm" fo:margin-right="0cm" fo:margin-top="0.187cm" fo:margin-bottom="0.187cm" loext:contextual-spacing="false" fo:text-align="start" style:justify-single-word="false" fo:orphans="2" fo:widows="2" fo:text-indent="0cm" style:auto-text-indent="false" fo:padding="0cm" fo:border="none"/>
      <style:text-properties fo:font-variant="normal" fo:text-transform="none" fo:color="#272727" style:font-name="Times New Roman" fo:font-size="14pt" fo:letter-spacing="normal" fo:font-style="normal" fo:font-weight="normal" style:font-size-asian="14pt" style:font-size-complex="14pt" loext:padding="0cm" loext:border="none"/>
    </style:style>
    <style:style style:name="P4" style:family="paragraph" style:parent-style-name="Heading_20_4">
      <style:paragraph-properties fo:margin-left="0cm" fo:margin-right="0cm" fo:margin-top="0.187cm" fo:margin-bottom="0.187cm" loext:contextual-spacing="false" fo:text-align="start" style:justify-single-word="false" fo:orphans="2" fo:widows="2" fo:text-indent="0cm" style:auto-text-indent="false" fo:padding="0cm" fo:border="none"/>
      <style:text-properties fo:font-variant="normal" fo:text-transform="none" fo:color="#272727" style:font-name="Times New Roman" fo:font-size="14pt" fo:letter-spacing="normal" fo:font-style="normal" fo:font-weight="normal" style:font-size-asian="14pt" style:font-size-complex="14pt" loext:padding="0cm" loext:border="none"/>
    </style:style>
    <style:style style:name="P5" style:family="paragraph" style:parent-style-name="Heading_20_5">
      <style:paragraph-properties fo:margin-left="0cm" fo:margin-right="0cm" fo:margin-top="0.187cm" fo:margin-bottom="0.187cm" loext:contextual-spacing="false" fo:text-align="start" style:justify-single-word="false" fo:orphans="2" fo:widows="2" fo:text-indent="0cm" style:auto-text-indent="false" fo:padding="0cm" fo:border="none"/>
      <style:text-properties fo:font-variant="normal" fo:text-transform="none" fo:color="#272727" style:font-name="Times New Roman1" fo:letter-spacing="normal" fo:font-style="normal" fo:font-weight="normal"/>
    </style:style>
    <style:style style:name="P6" style:family="paragraph" style:parent-style-name="Heading_20_5">
      <style:paragraph-properties fo:margin-left="0cm" fo:margin-right="0cm" fo:margin-top="0.187cm" fo:margin-bottom="0.187cm" loext:contextual-spacing="false" fo:text-align="start" style:justify-single-word="false" fo:orphans="2" fo:widows="2" fo:text-indent="0cm" style:auto-text-indent="false" fo:padding="0cm" fo:border="none"/>
      <style:text-properties fo:font-variant="normal" fo:text-transform="none" fo:color="#272727" style:font-name="Times New Roman" fo:font-size="14pt" fo:letter-spacing="normal" fo:font-style="normal" fo:font-weight="bold" style:font-size-asian="14pt" style:font-size-complex="14pt" loext:padding="0cm" loext:border="none"/>
    </style:style>
    <style:style style:name="P7" style:family="paragraph" style:parent-style-name="Heading_20_5">
      <style:paragraph-properties fo:margin-left="0cm" fo:margin-right="0cm" fo:margin-top="0.187cm" fo:margin-bottom="0.187cm" loext:contextual-spacing="false" fo:text-align="start" style:justify-single-word="false" fo:orphans="2" fo:widows="2" fo:text-indent="0cm" style:auto-text-indent="false" fo:padding="0cm" fo:border="none"/>
      <style:text-properties fo:font-variant="normal" fo:text-transform="none" fo:color="#272727" style:font-name="Times New Roman" fo:font-size="12pt" fo:letter-spacing="normal" fo:font-style="normal" fo:font-weight="normal" style:font-size-asian="12pt" style:font-size-complex="12pt"/>
    </style:style>
    <style:style style:name="P8" style:family="paragraph" style:parent-style-name="Table_20_Contents">
      <style:paragraph-properties fo:margin-left="0cm" fo:margin-right="0cm" fo:margin-top="0.187cm" fo:margin-bottom="0.187cm" loext:contextual-spacing="false" fo:text-align="center" style:justify-single-word="false" fo:text-indent="0cm" style:auto-text-indent="false" fo:padding="0cm" fo:border="none"/>
      <style:text-properties style:font-name="Times New Roman" fo:font-size="12pt" style:font-size-asian="12pt" style:font-size-complex="12pt"/>
    </style:style>
    <style:style style:name="P9" style:family="paragraph" style:parent-style-name="Text_20_body">
      <style:paragraph-properties fo:margin-left="0cm" fo:margin-right="0cm" fo:margin-top="0.187cm" fo:margin-bottom="0.187cm" loext:contextual-spacing="false" fo:text-align="justify" style:justify-single-word="false" fo:orphans="2" fo:widows="2" fo:text-indent="0cm" style:auto-text-indent="false" fo:padding="0cm" fo:border="none"/>
      <style:text-properties fo:font-variant="normal" fo:text-transform="none" fo:color="#545454" style:font-name="Times New Roman" fo:font-size="14pt" fo:letter-spacing="normal" fo:font-style="normal" fo:font-weight="normal" style:font-size-asian="14pt" style:font-size-complex="14pt" loext:padding="0cm" loext:border="none"/>
    </style:style>
    <style:style style:name="P10" style:family="paragraph" style:parent-style-name="Text_20_body">
      <style:paragraph-properties fo:margin-left="0cm" fo:margin-right="0cm" fo:margin-top="0.187cm" fo:margin-bottom="0.187cm" loext:contextual-spacing="false" fo:text-align="justify" style:justify-single-word="false" fo:orphans="2" fo:widows="2" fo:text-indent="0cm" style:auto-text-indent="false" fo:padding="0cm" fo:border="none"/>
      <style:text-properties fo:font-variant="normal" fo:text-transform="none" fo:color="#545454" style:font-name="Times New Roman" fo:font-size="12pt" fo:letter-spacing="normal" fo:font-style="normal" fo:font-weight="normal" style:font-size-asian="12pt" style:font-size-complex="12pt"/>
    </style:style>
    <style:style style:name="P11"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style>
    <style:style style:name="P14" style:family="paragraph" style:parent-style-name="Text_20_body">
      <style:paragraph-properties fo:margin-left="0cm" fo:margin-right="0cm" fo:margin-top="0cm" fo:margin-bottom="0cm" loext:contextual-spacing="false" style:line-height-at-least="0.43cm" fo:text-align="justify" style:justify-single-word="false" fo:orphans="2" fo:widows="2" fo:text-indent="0cm" style:auto-text-indent="false" fo:padding="0cm" fo:border="none"/>
    </style:style>
    <style:style style:name="P15" style:family="paragraph" style:parent-style-name="Heading_20_4">
      <style:text-properties fo:font-variant="normal" fo:text-transform="none" fo:color="#272727" style:font-name="Times New Roman1" fo:letter-spacing="normal" fo:font-style="normal" fo:font-weight="normal"/>
    </style:style>
    <style:style style:name="P16" style:family="paragraph" style:parent-style-name="Standard">
      <style:text-properties style:font-name="Times New Roman" fo:font-size="12pt" style:font-size-asian="12pt" style:font-size-complex="12pt"/>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margin-left="0cm" fo:margin-right="0cm" fo:margin-top="0.187cm" fo:margin-bottom="0.187cm" loext:contextual-spacing="false" fo:text-align="start" style:justify-single-word="false" fo:orphans="2" fo:widows="2" fo:text-indent="0cm" style:auto-text-indent="false" fo:padding="0cm" fo:border="none"/>
      <style:text-properties fo:font-variant="normal" fo:text-transform="none" fo:color="#dd0029" style:font-name="Times New Roman" fo:font-size="14pt" fo:letter-spacing="normal" fo:font-style="normal" style:text-underline-style="solid" style:text-underline-width="auto" style:text-underline-color="font-color" fo:font-weight="normal" style:font-size-asian="14pt" style:font-size-complex="14pt" loext:padding="0cm" loext:border="none"/>
    </style:style>
    <style:style style:name="P19" style:family="paragraph" style:parent-style-name="Text_20_body">
      <style:paragraph-properties fo:margin-left="0cm" fo:margin-right="0cm" fo:margin-top="0.187cm" fo:margin-bottom="0.187cm" loext: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2b2b2b"/>
      <style:text-properties fo:font-variant="normal" fo:text-transform="none" fo:color="#000000" style:font-name="Times New Roman1" fo:font-size="7.40000009536743pt" fo:letter-spacing="normal" fo:font-style="normal" fo:font-weight="normal" loext:padding="0cm" loext:border="none"/>
    </style:style>
    <style:style style:name="P20" style:family="paragraph" style:parent-style-name="Text_20_body">
      <style:paragraph-properties fo:margin-left="0cm" fo:margin-right="0cm" fo:margin-top="0.187cm" fo:margin-bottom="0.187cm" loext: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2b2b2b"/>
      <style:text-properties fo:font-variant="normal" fo:text-transform="none" fo:color="#000000" style:font-name="Times New Roman1" fo:font-size="7.40000009536743pt" fo:letter-spacing="normal" fo:font-style="normal" fo:font-weight="normal" officeooo:paragraph-rsid="0011d7be" loext:padding="0cm" loext:border="none"/>
    </style:style>
    <style:style style:name="T1" style:family="text">
      <style:text-properties fo:font-variant="normal" fo:text-transform="none" fo:color="#545454" style:font-name="Times New Roman" fo:font-size="14pt" fo:letter-spacing="normal" fo:font-style="normal" fo:font-weight="normal" style:font-size-asian="14pt" style:font-size-complex="14pt" loext:padding="0cm" loext:border="none"/>
    </style:style>
    <style:style style:name="T2" style:family="text">
      <style:text-properties fo:font-variant="normal" fo:text-transform="none" fo:color="#545454" style:font-name="Times New Roman" fo:font-size="14pt" fo:letter-spacing="normal" style:font-size-asian="14pt" style:font-size-complex="14pt" loext:padding="0cm" loext:border="none"/>
    </style:style>
    <style:style style:name="T3" style:family="text">
      <style:text-properties fo:font-variant="normal" fo:text-transform="none" fo:color="#545454" style:font-name="Times New Roman" fo:font-size="12pt" fo:letter-spacing="normal" fo:font-style="normal" fo:font-weight="normal" style:font-size-asian="12pt" style:font-size-complex="12pt"/>
    </style:style>
    <style:style style:name="T4" style:family="text">
      <style:text-properties fo:font-variant="normal" fo:text-transform="none" fo:color="#545454" style:font-name="Times New Roman" fo:font-size="12pt" fo:letter-spacing="normal" fo:font-style="normal" fo:font-weight="normal" style:font-size-asian="12pt" style:font-size-complex="12pt" loext:padding="0cm" loext:border="none"/>
    </style:style>
    <style:style style:name="T5"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loext:padding="0cm" loext:border="none"/>
    </style:style>
    <style:style style:name="T6"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loext:padding="0cm" loext:border="none"/>
    </style:style>
    <style:style style:name="T7" style:family="text">
      <style:text-properties fo:font-variant="normal" fo:text-transform="none" fo:color="#444444" style:font-name="inherit" fo:font-size="12pt" fo:letter-spacing="normal" fo:font-style="normal" fo:font-weight="bold" style:font-size-asian="12pt" style:font-size-complex="12pt" loext:padding="0cm" loext:border="none"/>
    </style:style>
    <style:style style:name="T8" style:family="text">
      <style:text-properties fo:font-variant="normal" fo:text-transform="none" fo:color="#444444" style:font-name="arial" fo:font-size="12pt" fo:letter-spacing="normal" fo:font-style="normal" fo:font-weight="normal" style:font-size-asian="12pt" style:font-size-complex="12pt"/>
    </style:style>
    <style:style style:name="T9" style:family="text">
      <style:text-properties fo:color="#000000" style:font-name="Times New Roman" fo:font-size="12pt" style:text-underline-style="solid" style:text-underline-width="auto" style:text-underline-color="font-color" style:font-size-asian="12pt" style:font-size-complex="12pt" loext:padding="0cm" loext:border="none"/>
    </style:style>
    <style:style style:name="T10" style:family="text">
      <style:text-properties style:font-name="Times New Roman" fo:font-size="12pt" style:font-size-asian="12pt" style:font-size-complex="12pt"/>
    </style:style>
    <style:style style:name="T11" style:family="text">
      <style:text-properties style:font-name="Times New Roman" fo:font-size="12pt" style:font-size-asian="12pt" style:font-size-complex="12pt" loext:padding="0cm" loext:border="none"/>
    </style:style>
    <style:style style:name="T12" style:family="text">
      <style:text-properties fo:color="#444444" style:font-name="inherit" fo:font-size="12pt" fo:font-weight="bold" style:font-size-asian="12pt" style:font-size-complex="12pt"/>
    </style:style>
    <style:style style:name="T13" style:family="text">
      <style:text-properties fo:color="#444444" style:font-name="arial" fo:font-size="12pt" style:font-size-asian="12pt" style:font-size-complex="12pt"/>
    </style:style>
    <style:style style:name="T14" style:family="text">
      <style:text-properties fo:color="#444444" style:font-name="arial" fo:font-size="12pt" officeooo:rsid="0011d7be" style:font-size-asian="12pt" style:font-size-complex="12pt"/>
    </style:style>
    <style:style style:name="T15" style:family="text">
      <style:text-properties fo:color="#444444" style:font-name="arial" fo:font-size="12pt" fo:font-weight="bold" style:font-size-asian="12pt" style:font-weight-asian="bold" style:font-size-complex="12pt" style:font-weight-complex="bold"/>
    </style:style>
    <style:style style:name="T16" style:family="text">
      <style:text-properties fo:color="#444444" style:font-name="arial" fo:font-size="12pt" fo:font-weight="bold" officeooo:rsid="0011d7be" style:font-size-asian="12pt" style:font-weight-asian="bold" style:font-size-complex="12pt" style:font-weight-complex="bold"/>
    </style:style>
    <style:style style:name="T17" style:family="text">
      <style:text-properties fo:color="#444444" style:font-name="arial" fo:font-size="14pt" fo:font-weight="bold" style:font-size-asian="14pt" style:font-weight-asian="bold" style:font-size-complex="14pt" style:font-weight-complex="bold"/>
    </style:style>
    <style:style style:name="T18" style:family="text">
      <style:text-properties fo:color="#444444" style:font-name="arial" fo:font-size="14pt" fo:font-weight="bold" officeooo:rsid="0011d7be" style:font-size-asian="14pt" style:font-weight-asian="bold" style:font-size-complex="14pt" style:font-weight-complex="bold"/>
    </style:style>
    <style:style style:name="T19" style:family="text">
      <style:text-properties fo:color="#c9211e" style:font-name="Times New Roman" fo:font-size="14pt" fo:font-weight="bold" style:font-size-asian="14pt" style:font-weight-asian="bold" style:font-size-complex="14pt" style:font-weight-complex="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text:span text:style-name="Strong_20_Emphasis"><text:span text:style-name="T19"> la procédure de destitution comporte quatre étapes :</text:span></text:span></text:h>
      <text:p text:style-name="P20"><text:span text:style-name="Strong_20_Emphasis"><text:span text:style-name="T12">1re étape : Le dépôt d’une « proposition de résolution »</text:span></text:span><text:span text:style-name="T13">, par au moins 58 députés ou au moins 35 sénateurs, qui doit dresser la liste des « motifs susceptibles de caractériser » un « manquement à ses devoirs manifestement incompatibles avec l’exercice de son mandat » que le président de la République a commis, selon l’avis des parlementaires signataires. </text:span></text:p>
      <text:p text:style-name="P20"><text:span text:style-name="T18"/></text:p>
      <text:p text:style-name="P19"><text:span text:style-name="T18"/></text:p>
      <text:p text:style-name="P14"><text:span text:style-name="Strong_20_Emphasis"><text:span text:style-name="T7">2e étape : L’adoption de cette résolution – dans les mêmes termes – par au moins 2/3 des membres de chacune des deux assemblées.</text:span></text:span><text:span text:style-name="T8"> À ce stade, tous les députés et tous les sénateurs doivent donc étudier la liste des faits reprochés au président de la République par leurs collègues signataires de la proposition de résolution. Puis ils doivent voter pour déterminer si les « motifs » sont bien constitutifs d’un « manquement » au sens de l’article 68 de la Constitution. Si 2/3 des membres de chacune des deux assemblées ne votent pas dans ce sens, la procédure cesse.</text:span></text:p>
      <text:p text:style-name="P14"><text:span text:style-name="Strong_20_Emphasis"><text:span text:style-name="T7">3e étape : Si au moins 2/3 des membres de chacune des deux assemblées estiment que les faits reprochés caractérisent bien un « manquement » au sens de l’article 68 de la Constitution, le « Bureau de la Haute Cour » se réunit aussitôt,</text:span></text:span><text:span text:style-name="T8"> étant composé de 22 membres désignés, en leur sein et en nombre égal, par le Bureau de l’Assemblée nationale et par celui du Sénat, en s’efforçant de reproduire la configuration politique de chaque assemblée. Une commission constituée de six vice-présidents de l’Assemblée nationale et de six vice-présidents du Sénat est chargée de recueillir toute information nécessaire à l’accomplissement de sa mission par la Haute Cour. Cette commission élabore, dans les quinze jours suivant l’adoption de la résolution, un rapport qui est distribué aux membres de la Haute Cour, communiqué au Président de la République et au Premier ministre et rendu public. Les débats de la Haute Cour qui s’ensuivent sont publics et, outre les membres de la Haute Cour, peut seul y prendre part le président de la République, qui peut se faire assister de la personne de son choix.</text:span></text:p>
      <text:p text:style-name="P14"><text:span text:style-name="Strong_20_Emphasis"><text:span text:style-name="T7">4e étape : Enfin, la Haute Cour vote la destitution du président de la République</text:span></text:span><text:span text:style-name="T8"> (il faut pour cela la majorité des 2/3 de ses membres) </text:span><text:span text:style-name="Strong_20_Emphasis"><text:span text:style-name="T7">ou la rejette</text:span></text:span><text:span text:style-name="T8">, et cela obligatoirement dans un délai d’un mois, faute de quoi la procédure s’arrête.</text:span></text:p>
      <text:p text:style-name="P14"><text:span text:style-name="T8">Il faut rappeler que cette procédure de l’article 68 n’a jamais été mise en œuvre depuis la promulgation de la Constitution révisée. Pas même sa première étape qui est le dépôt, par 58 députés ou 35 sénateurs, d’une liste de </text:span><text:span text:style-name="Strong_20_Emphasis"><text:span text:style-name="T7">« motifs susceptibles de caractériser un manquement »</text:span></text:span><text:span text:style-name="T8"> à examiner en séance publique de chacune des assemblées pour voir s’il y a matière à poursuivre le processus.</text:span></text:p>
      <text:p text:style-name="P17"/>
      <text:h text:style-name="P1" text:outline-level="1">Projet de loi constitutionnelle portant modification du titre IX de la Constitution</text:h>
      <text:section text:style-name="Sect1" text:name="wysiwyg">
        <text:p text:style-name="P18"/>
        <text:h text:style-name="P3" text:outline-level="3"><text:bookmark text:name="toc82"/><text:bookmark text:name="toc81"/><text:bookmark text:name="toc80"/><text:bookmark text:name="toc79"/><text:bookmark text:name="_Toc158094924"/><text:bookmark text:name="_Toc158091892"/><text:bookmark text:name="_Toc157782106"/><text:bookmark text:name="_Toc157690646"/><text:bookmark text:name="_Toc157688490"/><text:bookmark text:name="_Toc157688376"/><text:bookmark text:name="_Toc157605346"/><text:bookmark text:name="_Toc157591327"/><text:soft-page-break/>C. UNE NOUVELLE PROCÉDURE DE DESTITUTION POUR PRÉSERVER L'INSTITUTION DES MANQUEMENTS DE CELUI QUI L'INCARNE (ARTICLE 68)</text:h>
        <text:p text:style-name="P9">S'il convient de protéger la fonction, il paraît cependant indispensable qu'une procédure permette de sanctionner les atteintes que pourrait porter à l'institution le comportement même du Président de la République.</text:p>
        <text:p text:style-name="P9">A cette fin, le rapport Avril a proposé qu'en cas de manquement manifestement incompatible avec l'exercice de ses fonctions, la représentation nationale puisse mettre fin au mandat du chef de l'Etat. Suivant ces recommandations, le projet de loi constitutionnelle définit, à l'article 68 de la Constitution, une nouvelle procédure de destitution du Président de la République.</text:p>
        <text:p text:style-name="P12"><text:span text:style-name="T1">L'atteinte à une institution issue du suffrage universel ne pouvant être appréciée que par le représentant du peuple souverain, il revient au Parlement de prendre une telle décision. </text:span><text:span text:style-name="Strong_20_Emphasis"><text:span text:style-name="T1">Constitué en Haute Cour, le Parlement ne se prononce pas sur la nature ou la qualification pénale des manquements commis par le chef de l'État, mais sur la compatibilité de ces manquements avec la fonction. Le Président destitué redevient un citoyen ordinaire et peut alors, si ce manquement constituait par ailleurs une infraction, être poursuivi devant les juridictions de droit commun</text:span></text:span><text:span text:style-name="T1">.</text:span></text:p>
        <text:p text:style-name="P9">Aussi ne s'agit-il pas pour la Haute Cour de se substituer à la justice afin de juger le chef de l'État, mais de se prononcer sur sa capacité à poursuivre son mandat, compte tenu des manquements qui lui sont reprochés.</text:p>
        <text:p text:style-name="P12"><text:span text:style-name="T1">La destitution est donc conçue comme « </text:span><text:span text:style-name="Emphasis"><text:span text:style-name="T1">une «soupape de sûreté» qui, dans des cas exceptionnels et graves, préserve la continuité de l'État en mettant fin, par des mécanismes présentant toutes garanties, à une situation devenue intenable</text:span></text:span><text:span text:style-name="T1"> »52</text:span><text:bookmark text:name="fnref53"/><text:span text:style-name="T1">(</text:span><text:a xlink:type="simple" xlink:href="https://www.senat.fr/rap/l06-194/l06-19411.html#fn53" text:style-name="Internet_20_link" text:visited-style-name="Visited_20_Internet_20_Link"><text:span text:style-name="T5">*</text:span></text:a><text:span text:style-name="T1">).</text:span></text:p>
        <text:p text:style-name="P9">L'Assemblée nationale a apporté des modifications substantielles à ce dispositif, afin d'assurer qu'il ne puisse être utilisé que pour éviter les atteintes à la fonction présidentielle de la part de son titulaire.</text:p>
        <text:h text:style-name="P4" text:outline-level="4"><text:bookmark text:name="toc86"/><text:bookmark text:name="toc85"/><text:bookmark text:name="toc84"/><text:bookmark text:name="toc83"/><text:bookmark text:name="_Toc158094925"/><text:bookmark text:name="_Toc158091893"/><text:bookmark text:name="_Toc157782107"/><text:bookmark text:name="_Toc157690647"/><text:bookmark text:name="_Toc157688491"/><text:bookmark text:name="_Toc157688377"/>1. Le dispositif initial : une procédure de destitution soumise à une majorité simple et assortie d'un empêchement</text:h>
        <text:p text:style-name="P9">Dans sa version initiale, le projet de loi constitutionnelle proposait d'inscrire à l'article 68 de la Constitution une procédure de destitution mise en oeuvre par une majorité des membres des deux assemblées et assortie d'une période d'empêchement de deux mois.</text:p>
        <text:h text:style-name="P6" text:outline-level="5"><text:bookmark text:name="toc90"/><text:bookmark text:name="toc89"/><text:bookmark text:name="toc88"/><text:bookmark text:name="toc87"/><text:bookmark text:name="_Toc158094926"/><text:bookmark text:name="_Toc158091894"/><text:bookmark text:name="_Toc157782108"/><text:bookmark text:name="_Toc157690648"/><text:bookmark text:name="_Toc157688492"/><text:bookmark text:name="_Toc157688378"/><text:soft-page-break/>a) Une sanction politique prononcée par la représentation nationale</text:h>
        <text:p text:style-name="P12"><text:span text:style-name="T1">Le </text:span><text:span text:style-name="Strong_20_Emphasis"><text:span text:style-name="T1">premier alinéa de l'article 68</text:span></text:span><text:span text:style-name="T1"> définit en effet une possibilité de destitution du Président de la République, qui ne pourrait intervenir que dans une seule hypothèse.</text:span></text:p>
        <text:p text:style-name="P12"><text:span text:style-name="Strong_20_Emphasis"><text:span text:style-name="Emphasis"><text:span text:style-name="T2"> </text:span></text:span></text:span><text:span text:style-name="Strong_20_Emphasis"><text:span text:style-name="Emphasis"><text:span text:style-name="T1">La dépénalisation de la procédure</text:span></text:span></text:span></text:p>
        <text:p text:style-name="P12"><text:span text:style-name="T1">S'agissant des faits susceptibles d'entraîner la destitution, le projet de loi constitutionnelle abandonne en effet la notion de haute trahison, que la commission Avril juge « </text:span><text:span text:style-name="Emphasis"><text:span text:style-name="T1">trop incertaine, voire trompeuse puisqu'elle peut donner à penser qu'elle ne vise que le cas d'intelligence avec une puissance étrangère</text:span></text:span><text:span text:style-name="T1"> ».</text:span></text:p>
        <text:p text:style-name="P12"><text:span text:style-name="T1">Seul pourrait donc entraîner la destitution du Président de la République un « </text:span><text:span text:style-name="Strong_20_Emphasis"><text:span text:style-name="Emphasis"><text:span text:style-name="T1">manquement à ses devoirs manifestement incompatible avec l'exercice de son mandat</text:span></text:span></text:span><text:span text:style-name="T1"> ».</text:span></text:p>
        <text:p text:style-name="P9">Ce manquement n'est pas défini par sa nature ou par sa gravité, mais par son caractère inconciliable avec la poursuite du mandat, c'est-à-dire avec la dignité de la fonction.</text:p>
        <text:p text:style-name="P9">Lors de son audition par votre rapporteur, M. Didier Maus a souligné que la formulation retenue visait à marquer sans ambiguïté que la destitution n'avait pas pour objet de mettre en cause la responsabilité pénale du Président de la République.</text:p>
        <text:p text:style-name="P12"><text:span text:style-name="Strong_20_Emphasis"><text:span text:style-name="T1">De nature non juridictionnelle, la procédure de destitution n'est donc pas liée par le principe de légalité des délits et des peines. Elle</text:span></text:span><text:span text:style-name="T1"> </text:span><text:span text:style-name="Strong_20_Emphasis"><text:span text:style-name="T1">ne relève pas non plus des règles du procès équitable</text:span></text:span><text:span text:style-name="T1"> définies à l'article 6 de la Convention européenne de sauvegarde des droits de l'homme et des libertés fondamentales.</text:span></text:p>
        <text:p text:style-name="P12"><text:span text:style-name="Strong_20_Emphasis"><text:span text:style-name="T1">En outre, le manquement peut renvoyer au comportement privé du Président de la République, comme à son comportement politique</text:span></text:span><text:span text:style-name="T1">. La destitution permet en conséquence de dépasser, pour l'appréciation du motif de la sanction, la question de son caractère détachable ou non de l'exercice du mandat.</text:span></text:p>
        <text:p text:style-name="P12"><text:span text:style-name="T1">Aussi l'expression retenue peut-elle paraître imprécise. Comme l'explique M. Guy Carcassonne, « </text:span><text:span text:style-name="Emphasis"><text:span text:style-name="T1">elle l'est effectivement, mais parce qu'elle use du seul critère pertinent - l'incompatibilité avec les devoirs de la charge - qui couvre une variété d'hypothèses telle qu'il serait vain de vouloir en dresser la liste a priori. Sa définition, de plus, ne saurait se réduire au champ du code pénal : un président peut très bien avoir, dans le passé, commis une infraction qui n'emporte pas automatiquement la nécessité de le destituer. En sens inverse, cette nécessité peut surgir alors qu'aucun juge pénal ne serait compétent</text:span></text:span><text:span text:style-name="T1"> »53</text:span><text:bookmark text:name="fnref54"/><text:span text:style-name="T1">(</text:span><text:a xlink:type="simple" xlink:href="https://www.senat.fr/rap/l06-194/l06-19411.html#fn54" text:style-name="Internet_20_link" text:visited-style-name="Visited_20_Internet_20_Link"><text:span text:style-name="T5">*</text:span></text:a><text:span text:style-name="T1">).</text:span></text:p>
        <text:p text:style-name="P9">La destitution pourrait ainsi, par exemple, être déclenchée parce que le Président de la République a souhaité mettre en oeuvre l'article 16 de la Constitution alors que les conditions n'étaient pas réunies pour ce faire, ou parce qu'il a refusé de promulguer des lois adoptées par le Parlement, ce qui ne constitue pas une infraction pénale. Le <text:soft-page-break/>chef de l'État pourrait également être destitué après avoir commis un délit ou un crime, que ce soit avant ou après le début de son mandat.</text:p>
        <text:p text:style-name="P12"><text:span text:style-name="T1">A titre d'illustration, M. Guy Carcassonne évoque l'hypothèse de la découverte que le Président « </text:span><text:span text:style-name="Emphasis"><text:span text:style-name="T1">a été un ignoble tortionnaire en Algérie. Même s'il y a eu toutes les prescriptions que l'on veut, ou toutes les amnisties, il n'en demeure pas moins que cela pourrait provoquer un émoi tel que l'on pourrait considérer que le Président de la République, ne serait-ce que pour avoir caché un élément aussi important de son passé, a perdu le crédit nécessaire à l'exercice normal des devoirs de sa charge</text:span></text:span><text:span text:style-name="T1"> »54</text:span><text:bookmark text:name="fnref55"/><text:span text:style-name="T1">(</text:span><text:a xlink:type="simple" xlink:href="https://www.senat.fr/rap/l06-194/l06-19411.html#fn55" text:style-name="Internet_20_link" text:visited-style-name="Visited_20_Internet_20_Link"><text:span text:style-name="T5">*</text:span></text:a><text:span text:style-name="T1">).</text:span></text:p>
        <text:p text:style-name="P12"><text:span text:style-name="T1">Toutefois, l'adverbe « manifestement » vise à « </text:span><text:span text:style-name="Emphasis"><text:span text:style-name="T1">souligner que la reconnaissance de cette incompatibilité doit transcender les clivages partisans habituels, s'imposer pratiquement à tous comme une évidence objective et non à quelques-uns comme une appréciation uniquement politique. Bref, il s'agit bien de ménager une issue à une situation exceptionnelle, et à cela seulement </text:span></text:span><text:span text:style-name="T1">»55</text:span><text:bookmark text:name="fnref56"/><text:span text:style-name="T1">(</text:span><text:a xlink:type="simple" xlink:href="https://www.senat.fr/rap/l06-194/l06-19411.html#fn56" text:style-name="Internet_20_link" text:visited-style-name="Visited_20_Internet_20_Link"><text:span text:style-name="T5">*</text:span></text:a><text:span text:style-name="T1">). M. Pascal Clément, garde des sceaux, a également insisté devant votre commission sur la nécessité que le manquement à l'origine de la procédure de destitution ait un caractère scandaleux et flagrant56</text:span><text:bookmark text:name="fnref57"/><text:span text:style-name="T1">(</text:span><text:a xlink:type="simple" xlink:href="https://www.senat.fr/rap/l06-194/l06-19411.html#fn57" text:style-name="Internet_20_link" text:visited-style-name="Visited_20_Internet_20_Link"><text:span text:style-name="T5">*</text:span></text:a><text:span text:style-name="T1">).</text:span></text:p>
        <text:p text:style-name="P9">La destitution s'impose logiquement comme la sanction institutionnelle ou politique d'un manquement portant atteinte à la fonction présidentielle. Le projet de loi constitutionnelle rompt par conséquent avec l'ambiguïté du régime initialement défini par la Constitution de 1958, qui laissait la Haute Cour de justice déterminer souverainement la sanction du Président de la République coupable de haute trahison.</text:p>
        <text:p text:style-name="P12"><text:span text:style-name="T1">Il établit ainsi une nette distinction entre les champs institutionnel et juridictionnel : après avoir sanctionné l'incompatibilité entre un acte ou un comportement et la poursuite du mandat, </text:span><text:span text:style-name="Strong_20_Emphasis"><text:span text:style-name="T1">la destitution rend le Président de la République à la condition de citoyen ordinaire, passible des juridictions de droit commun</text:span></text:span><text:span text:style-name="T1">.</text:span></text:p>
        <text:p text:style-name="P12"><text:span text:style-name="T1">La destitution serait par ailleurs un cas de vacance de la présidence de la République, entraînant l'organisation d'une élection dans les conditions définies à l'article 7, cinquième alinéa, de la Constitution. Comme l'indique la commission Avril, cette issue « </text:span><text:span text:style-name="Emphasis"><text:span text:style-name="T1">diminue encore l'hypothèse d'une utilisation partisane de la destitution, car celui qui en serait alors injustement frappé pourrait être candidat à sa propre succession ce qui, en cas de réélection, infligerait à ses censeurs un désaveu qui ne resterait peut-être pas sans conséquence pour eux</text:span></text:span><text:span text:style-name="T1"> »57</text:span><text:bookmark text:name="fnref58"/><text:span text:style-name="T1">(</text:span><text:a xlink:type="simple" xlink:href="https://www.senat.fr/rap/l06-194/l06-19411.html#fn58" text:style-name="Internet_20_link" text:visited-style-name="Visited_20_Internet_20_Link"><text:span text:style-name="T5">*</text:span></text:a><text:span text:style-name="T1">).</text:span></text:p>
        <text:p text:style-name="P12"><text:span text:style-name="Strong_20_Emphasis"><text:span text:style-name="Emphasis"><text:span text:style-name="T2"> </text:span></text:span></text:span><text:span text:style-name="Strong_20_Emphasis"><text:span text:style-name="Emphasis"><text:span text:style-name="T1">Une sanction prononcée par le Parlement constitué en Haute Cour</text:span></text:span></text:span></text:p>
        <text:p text:style-name="P9">La destitution répondant à une logique politique, elle ne peut être prononcée que par un organe suffisamment légitime pour sanctionner le représentant de la nation. Il s'agit en effet de retirer son mandat à celui qui l'a reçu du peuple français.</text:p>
        <text:p text:style-name="P12"><text:soft-page-break/><text:span text:style-name="T1">Aussi le projet de loi constitutionnelle prévoit-il que « </text:span><text:span text:style-name="Emphasis"><text:span text:style-name="T1">la destitution est prononcée par le Parlement constitué en Haute Cour</text:span></text:span><text:span text:style-name="T1"> ». Cette option apporte une indéniable cohérence au dispositif, en éliminant l'équivoque d'une Haute Cour de justice dont l'organisation et le fonctionnement s'inspiraient d'une juridiction. Siégeant en Haute Cour, les parlementaires ne seront pas des juges politiques, mais des représentants prenant une décision politique afin de préserver les intérêts supérieurs de la nation.</text:span></text:p>
        <text:p text:style-name="P12"><text:span text:style-name="Strong_20_Emphasis"><text:span text:style-name="T1">La nouvelle dénomination de « Haute Cour » marque cette volonté de clarification et distingue cet organe du Congrès défini à l'article 89 de la Constitution comme la réunion des deux assemblées statuant en matière de révision.</text:span></text:span></text:p>
        <text:p text:style-name="P12"><text:span text:style-name="T1">La commission Avril indique « </text:span><text:span text:style-name="Emphasis"><text:span text:style-name="T1">avoir envisagé, par une référence à la IIIe République et au système américain, que la Haute Cour soit le Sénat [...]. Il lui est apparu que la représentation nationale dans son ensemble devait être associée à une procédure qui la concerne tout entière. Comme, en outre, cet organe ne serait appelé qu'à émettre un seul vote, sur la destitution, un nombre élevé de membres ne présente aucun inconvénient. Ainsi s'est imposée la formule consistant à faire statuer le Parlement tout entier</text:span></text:span><text:span text:style-name="T1"> »58</text:span><text:bookmark text:name="fnref59"/><text:span text:style-name="T1">(</text:span><text:a xlink:type="simple" xlink:href="https://www.senat.fr/rap/l06-194/l06-19411.html#fn59" text:style-name="Internet_20_link" text:visited-style-name="Visited_20_Internet_20_Link"><text:span text:style-name="T5">*</text:span></text:a><text:span text:style-name="T1">).</text:span></text:p>
        <text:h text:style-name="P6" text:outline-level="5"><text:bookmark text:name="toc94"/><text:bookmark text:name="toc93"/><text:bookmark text:name="toc92"/><text:bookmark text:name="toc91"/><text:bookmark text:name="_Toc158094927"/><text:bookmark text:name="_Toc158091895"/><text:bookmark text:name="_Toc157782109"/><text:bookmark text:name="_Toc157690649"/><text:bookmark text:name="_Toc157688493"/><text:bookmark text:name="_Toc157688379"/>b) De la proposition de réunion de la Haute Cour à l'empêchement du Président de la République</text:h>
        <text:p text:style-name="P9">La procédure de destitution pourra être indifféremment déclenchée par l'Assemblée nationale et par le Sénat.</text:p>
        <text:p text:style-name="P12"><text:span text:style-name="T1">Le </text:span><text:span text:style-name="Strong_20_Emphasis"><text:span text:style-name="T1">deuxième alinéa de l'article 68</text:span></text:span><text:span text:style-name="T1"> prévoit en effet que « </text:span><text:span text:style-name="Emphasis"><text:span text:style-name="T1">la proposition de réunion de la Haute Cour adoptée par une des assemblées du Parlement est aussitôt transmise à l'autre qui se prononce dans les quinze jours</text:span></text:span><text:span text:style-name="T1"> ».</text:span></text:p>
        <text:p text:style-name="P9">Les conditions de dépôt et d'inscription à l'ordre du jour de la proposition de réunion de la Haute Cour sont renvoyées à une loi organique (dernier alinéa de l'article 68). Les conditions d'adoption de la proposition sont définies à l'avant-dernier alinéa de l'article 68, qui prévoit qu'elle devra recueillir l'assentiment de la majorité des membres composant l'assemblée concernée, seuls étant recensés les votes favorables.</text:p>
        <text:p text:style-name="P12"><text:span text:style-name="T1">A la différence du vote de la Haute Cour sur la destitution59</text:span><text:bookmark text:name="fnref60"/><text:span text:style-name="T1">(</text:span><text:a xlink:type="simple" xlink:href="https://www.senat.fr/rap/l06-194/l06-19411.html#fn60" text:style-name="Internet_20_link" text:visited-style-name="Visited_20_Internet_20_Link"><text:span text:style-name="T5">*</text:span></text:a><text:span text:style-name="T1">), le vote des assemblées sur la proposition de réunion de la Haute Cour devra faire l'objet, en l'absence d'indication contraire, d'un scrutin public. Il paraît en effet nécessaire que les parlementaires souhaitant provoquer la saisine de la Haute Cour assument publiquement leur responsabilité60</text:span><text:bookmark text:name="fnref61"/><text:span text:style-name="T1">(</text:span><text:a xlink:type="simple" xlink:href="https://www.senat.fr/rap/l06-194/l06-19411.html#fn61" text:style-name="Internet_20_link" text:visited-style-name="Visited_20_Internet_20_Link"><text:span text:style-name="T5">*</text:span></text:a><text:span text:style-name="T1">).</text:span></text:p>
        <text:p text:style-name="P9">Chacune des deux assemblées est ainsi appelée à se prononcer sur la question de la réunion de la Haute Cour avant de statuer, le cas échéant, sur le principe de la destitution. Dès lors, une assemblée qui n'adopterait pas la proposition transmise par l'autre mettrait un terme à la procédure.</text:p>
        <text:p text:style-name="P9"><text:soft-page-break/>En outre, le délai de quinze jours paraît suffisant pour que la seconde assemblée saisie de la proposition de réunion de la Haute Cour apprécie le caractère manifeste du manquement allégué aux devoirs des Présidents de la République. Il est également assez bref pour que la procédure puisse avancer rapidement en cas d'urgence liée à la nature du manquement invoqué et à la situation qu'il a pu faire naître.</text:p>
        <text:p text:style-name="P12"><text:span text:style-name="T1">Selon le </text:span><text:span text:style-name="Strong_20_Emphasis"><text:span text:style-name="T1">troisième alinéa de l'article 68</text:span></text:span><text:span text:style-name="T1"> prévu par le texte initial, la décision de réunir la Haute Cour -soit l'adoption de la proposition successivement par les deux assemblées- entraînait l'empêchement du Président de la République.</text:span></text:p>
        <text:p text:style-name="P9">Il reviendrait alors au Président du Sénat et, s'il était à son tour empêché, au Gouvernement, d'exercer provisoirement les fonctions du Président, conformément à l'article 7, quatrième alinéa, de la Constitution.</text:p>
        <text:p text:style-name="P9">Aux termes de cet article, l'autorité chargée de l'intérim des fonctions ne peut cependant prendre l'initiative d'un référendum au titre de l'article 11, ni dissoudre l'Assemblée nationale (article 12).</text:p>
        <text:p text:style-name="P9">La Constitution ne prévoit actuellement qu'un cas d'empêchement du Président de la République, qu'il appartient au Conseil constitutionnel de constater, voire de déclarer définitif (article 7, quatrième et cinquième alinéas).</text:p>
        <text:p text:style-name="P9">L'empêchement résultant de la décision de réunir la Haute Cour devrait prendre fin au plus tard à l'expiration du délai de deux mois dont dispose cette dernière pour statuer. Pour la commission Avril, la décision de réunir la Haute Cour suffit à porter à l'autorité du Président de la République une atteinte telle que l'empêchement paraît nécessaire.</text:p>
        <text:p text:style-name="P9">Ainsi, l'intérim se poursuit jusqu'à l'élection d'un nouveau Président de la République, si la destitution est prononcée, ou, si elle rejetée, le titulaire de la fonction recouvre ses pouvoirs.</text:p>
        <text:h text:style-name="P6" text:outline-level="5"><text:bookmark text:name="toc98"/><text:bookmark text:name="toc97"/><text:bookmark text:name="toc96"/><text:bookmark text:name="toc95"/><text:bookmark text:name="_Toc158094928"/><text:bookmark text:name="_Toc158091896"/><text:bookmark text:name="_Toc157782110"/><text:bookmark text:name="_Toc157690650"/><text:bookmark text:name="_Toc157688494"/><text:bookmark text:name="_Toc157688380"/>c) Les règles d'adoption de la destitution : la majorité absolue des membres du Parlement</text:h>
        <text:p text:style-name="P12"><text:span text:style-name="T1">Le </text:span><text:span text:style-name="Strong_20_Emphasis"><text:span text:style-name="T1">quatrième alinéa de l'article 68</text:span></text:span><text:span text:style-name="T1"> proposé par le projet initial prévoit que le Président de l'Assemblée nationale assure la présidence de la Haute Cour. Cette solution s'impose compte tenu de l'ensemble du dispositif, qui confie au Président du Sénat l'intérim des fonctions présidentielles. Elle est en outre identique à ce que prévoit l'article 89 de la Constitution pour la présidence du Congrès.</text:span></text:p>
        <text:p text:style-name="P12"><text:span text:style-name="Strong_20_Emphasis"><text:span text:style-name="T1">La Haute Cour doit statuer sur la destitution dans les deux mois, à bulletins secrets</text:span></text:span><text:span text:style-name="T1">, sa décision étant d'effet immédiat. Ce délai vise à permettre « </text:span><text:span text:style-name="Emphasis"><text:span text:style-name="T1">à l'intéressé de se faire entendre et de se préparer à cela, tout en évitant que se prolonge l'incertitude sur les institutions</text:span></text:span><text:span text:style-name="T1"> »61</text:span><text:bookmark text:name="fnref62"/><text:span text:style-name="T1">(</text:span><text:a xlink:type="simple" xlink:href="https://www.senat.fr/rap/l06-194/l06-19411.html#fn62" text:style-name="Internet_20_link" text:visited-style-name="Visited_20_Internet_20_Link"><text:span text:style-name="T5">*</text:span></text:a><text:span text:style-name="T1">).</text:span></text:p>
        <text:p text:style-name="P12"><text:soft-page-break/><text:span text:style-name="T1">Le vote à bulletins secrets62</text:span><text:bookmark text:name="fnref63"/><text:span text:style-name="T1">(</text:span><text:a xlink:type="simple" xlink:href="https://www.senat.fr/rap/l06-194/l06-19411.html#fn63" text:style-name="Internet_20_link" text:visited-style-name="Visited_20_Internet_20_Link"><text:span text:style-name="T5">*</text:span></text:a><text:span text:style-name="T1">) paraît en outre adapté à une décision engageant le fonctionnement des institutions et susceptible de mettre un terme au mandat de la seule autorité politique personnelle émanant du corps électoral national.</text:span></text:p>
        <text:p text:style-name="P12"><text:span text:style-name="T1">Le </text:span><text:span text:style-name="Strong_20_Emphasis"><text:span text:style-name="T1">cinquième alinéa de l'article 68</text:span></text:span><text:span text:style-name="T1"> précise que la décision de réunir la Haute Cour comme la décision de destituer le Président de la République sont prises à la majorité des membres composant l'organe concerné. Dans tous les cas, ne seraient recensés que les votes favorables.</text:span></text:p>
        <text:p text:style-name="P12"><text:span text:style-name="T1">Il s'agit d'éviter ainsi la situation où la majorité absolue ne serait pas atteinte, mais où le résultat du vote montrerait des partisans de la réunion de la Haute Cour ou de la destitution plus nombreux que leurs adversaires, en raison d'un nombre élevé d'abstentions. Comme l'indique le rapport de la commission Avril, « </text:span><text:span text:style-name="Emphasis"><text:span text:style-name="T1">dans une telle situation, certes la procédure prendrait aussitôt fin et le chef de l'Etat ne serait pas destitué, mais son autorité serait à ce point entamée qu'il risquerait de ne plus pouvoir l'imposer normalement</text:span></text:span><text:span text:style-name="T1"> ».</text:span></text:p>
        <text:p text:style-name="P9">A cet égard, le projet de loi constitutionnelle prévoit une condition identique à celle prévue à l'article 49, deuxième alinéa, pour l'adoption d'une motion de censure.</text:p>
        <text:p text:style-name="P12"><text:span text:style-name="T1">Le </text:span><text:span text:style-name="Strong_20_Emphasis"><text:span text:style-name="T1">dernier alinéa de l'article 68</text:span></text:span><text:span text:style-name="T1"> renvoie à une </text:span><text:span text:style-name="Strong_20_Emphasis"><text:span text:style-name="T1">loi organique</text:span></text:span><text:span text:style-name="T1"> la définition des conditions d'application de la procédure de destitution. La commission de réflexion sur le statut pénal du Président de la République avance à cet égard plusieurs propositions. Il s'agirait notamment de prévoir dans la loi organique les modalités de dépôt et de discussion d'une proposition de résolution tendant à la réunion de la Haute Cour et de déterminer la procédure d'examen, de débat et de vote de la proposition de destitution devant cette dernière.</text:span></text:p>
        <text:p text:style-name="P9">En partie relative au Sénat, cette loi organique devrait par conséquent, conformément à l'article 46, avant-dernier alinéa, de la Constitution, être votée dans les mêmes termes par les deux assemblées.</text:p>
        <text:p text:style-name="P12"><text:bookmark text:name="fn53"/><text:a xlink:type="simple" xlink:href="https://www.senat.fr/rap/l06-194/l06-19411.html#fnref53" text:style-name="Internet_20_link" text:visited-style-name="Visited_20_Internet_20_Link"><text:span text:style-name="T5">*</text:span></text:a><text:span text:style-name="T1"> </text:span><text:span text:style-name="Emphasis"><text:span text:style-name="T1">52 Rapport de la commission de réflexion sur le statut pénal du chef de l'État, p. 35.</text:span></text:span></text:p>
        <text:p text:style-name="P12"><text:bookmark text:name="fn54"/><text:a xlink:type="simple" xlink:href="https://www.senat.fr/rap/l06-194/l06-19411.html#fnref54" text:style-name="Internet_20_link" text:visited-style-name="Visited_20_Internet_20_Link"><text:span text:style-name="T5">*</text:span></text:a><text:span text:style-name="T1"> </text:span><text:span text:style-name="Emphasis"><text:span text:style-name="T1">53 Guy Carcassonne, Statut présidentiel : la nécessaire réforme, Le Monde, 17 janvier 2007, p. 20.</text:span></text:span></text:p>
        <text:p text:style-name="P12"><text:bookmark text:name="fn55"/><text:a xlink:type="simple" xlink:href="https://www.senat.fr/rap/l06-194/l06-19411.html#fnref55" text:style-name="Internet_20_link" text:visited-style-name="Visited_20_Internet_20_Link"><text:span text:style-name="T5">*</text:span></text:a><text:span text:style-name="T1"> </text:span><text:span text:style-name="Emphasis"><text:span text:style-name="T1">54 Guy Carcassonne, Le statut pénal du chef de l'État, le point de vue du constitutionnaliste, Revue pénitentiaire et de droit pénal, n° 1, mars 2004, p. 144.</text:span></text:span></text:p>
        <text:p text:style-name="P12"><text:bookmark text:name="fn56"/><text:a xlink:type="simple" xlink:href="https://www.senat.fr/rap/l06-194/l06-19411.html#fnref56" text:style-name="Internet_20_link" text:visited-style-name="Visited_20_Internet_20_Link"><text:span text:style-name="T5">*</text:span></text:a><text:span text:style-name="T1"> </text:span><text:span text:style-name="Emphasis"><text:span text:style-name="T1">55 Rapport de la commission de réflexion sur le statut pénal du chef de l'Etat, p. 34.</text:span></text:span></text:p>
        <text:p text:style-name="P12"><text:bookmark text:name="fn57"/><text:a xlink:type="simple" xlink:href="https://www.senat.fr/rap/l06-194/l06-19411.html#fnref57" text:style-name="Internet_20_link" text:visited-style-name="Visited_20_Internet_20_Link"><text:span text:style-name="T5">*</text:span></text:a><text:span text:style-name="T1"> </text:span><text:span text:style-name="Emphasis"><text:span text:style-name="T1">56 Cf bulletin des commissions du Sénat, n° 13, 20 janvier 2007, p. 3515.</text:span></text:span></text:p>
        <text:p text:style-name="P12"><text:bookmark text:name="fn58"/><text:a xlink:type="simple" xlink:href="https://www.senat.fr/rap/l06-194/l06-19411.html#fnref58" text:style-name="Internet_20_link" text:visited-style-name="Visited_20_Internet_20_Link"><text:span text:style-name="T5">*</text:span></text:a><text:span text:style-name="T1"> </text:span><text:span text:style-name="Emphasis"><text:span text:style-name="T1">57 Rapport de la Commission de réflexion sur le statut pénal du Président de la République, p. 34.</text:span></text:span></text:p>
        <text:p text:style-name="P12"><text:bookmark text:name="fn59"/><text:a xlink:type="simple" xlink:href="https://www.senat.fr/rap/l06-194/l06-19411.html#fnref59" text:style-name="Internet_20_link" text:visited-style-name="Visited_20_Internet_20_Link"><text:span text:style-name="T5">*</text:span></text:a><text:span text:style-name="T1"> </text:span><text:span text:style-name="Emphasis"><text:span text:style-name="T1">58 Rapport de la commission de réflexion sur le statut pénal du Président de la République, p. 34.</text:span></text:span></text:p>
        <text:p text:style-name="P12"><text:span text:style-name="Emphasis"><text:span text:style-name="T1"/></text:span></text:p>
        <text:p text:style-name="P12"><text:soft-page-break/><text:span text:style-name="Emphasis"><text:span text:style-name="T1"/></text:span></text:p>
        <text:p text:style-name="P12"><text:span text:style-name="Emphasis"><text:span text:style-name="T1"/></text:span></text:p>
        <text:p text:style-name="P12"><text:span text:style-name="Emphasis"><text:span text:style-name="T1"/></text:span></text:p>
        <text:p text:style-name="P12"><text:bookmark text:name="fn60"/><text:a xlink:type="simple" xlink:href="https://www.senat.fr/rap/l06-194/l06-19411.html#fnref60" text:style-name="Internet_20_link" text:visited-style-name="Visited_20_Internet_20_Link"><text:span text:style-name="T5">*</text:span></text:a><text:span text:style-name="T1"> </text:span><text:span text:style-name="Emphasis"><text:span text:style-name="T1">59 Article 68, quatrième alinéa, tel qu'il est prévu par le projet de loi constitutionnelle.</text:span></text:span></text:p>
        <text:p text:style-name="P12"><text:bookmark text:name="fn61"/><text:a xlink:type="simple" xlink:href="https://www.senat.fr/rap/l06-194/l06-19411.html#fnref61" text:style-name="Internet_20_link" text:visited-style-name="Visited_20_Internet_20_Link"><text:span text:style-name="T5">*</text:span></text:a><text:span text:style-name="T1"> </text:span><text:span text:style-name="Emphasis"><text:span text:style-name="T1">60 Par ailleurs, le scrutin public facilitera un décompte précis des votes, permettant de constater si la majorité requise, définie par rapport au nombre de membres de l'assemblée, est atteinte.</text:span></text:span></text:p>
        <text:p text:style-name="P12"><text:bookmark text:name="fn62"/><text:a xlink:type="simple" xlink:href="https://www.senat.fr/rap/l06-194/l06-19411.html#fnref62" text:style-name="Internet_20_link" text:visited-style-name="Visited_20_Internet_20_Link"><text:span text:style-name="T5">*</text:span></text:a><text:span text:style-name="T1"> </text:span><text:span text:style-name="Emphasis"><text:span text:style-name="T1">61 Rapport de la commission de réflexion sur le statut pénal du chef de l'Etat, p. 36.</text:span></text:span></text:p>
        <text:p text:style-name="P12"><text:bookmark text:name="fn63"/><text:a xlink:type="simple" xlink:href="https://www.senat.fr/rap/l06-194/l06-19411.html#fnref63" text:style-name="Internet_20_link" text:visited-style-name="Visited_20_Internet_20_Link"><text:span text:style-name="T5">*</text:span></text:a><text:span text:style-name="T1"> </text:span><text:span text:style-name="Emphasis"><text:span text:style-name="T1">62 La procédure de vote devra permettre à la fois le recensement des votes favorables et le respect du secret.</text:span></text:span></text:p>
      </text:section>
      <text:p text:style-name="Standard"/>
      <text:h text:style-name="P15" text:outline-level="4">2. Le texte adopté par l'Assemblée nationale : une destitution sans empêchement préalable et une majorité qualifiée évitant les votes partisans</text:h>
      <text:h text:style-name="P5" text:outline-level="5"><text:bookmark text:name="toc106"/><text:bookmark text:name="toc105"/><text:bookmark text:name="toc104"/><text:bookmark text:name="toc103"/><text:bookmark text:name="_Toc158094930"/><text:bookmark text:name="_Toc158091898"/><text:bookmark text:name="_Toc157782112"/><text:bookmark text:name="_Toc157690652"/><text:bookmark text:name="_Toc157688496"/><text:bookmark text:name="_Toc157688382"/>a) La suppression de la période d'empêchement du Président de la République</text:h>
      <text:p text:style-name="P10">Sur la proposition de son rapporteur, M. Philippe Houillon, président de la commission des lois, l'Assemblée nationale a supprimé le troisième alinéa de l'article 68 proposé par le projet de loi constitutionnelle, relatif à l'empêchement du Président de la République dès l'adoption par les deux assemblées de la proposition de réunion de la Haute cour.</text:p>
      <text:p text:style-name="P10">L'empêchement pouvait apparaître comme une sanction, préjugeant de la décision finale de la Haute Cour. Il n'en demeure pas moins que l'autorité du Président de la République se trouvera amoindrie dès l'adoption de la proposition de réunion de la Haute Cour par les deux assemblées. L'intérim visait donc à placer en retrait le chef de l'Etat, jusqu'à ce que la Haute Cour se soit prononcée.</text:p>
      <text:p text:style-name="P10">Aussi l'amendement adopté par l'Assemblée nationale a-t-il également réduit à un mois le délai à l'issue duquel la Haute Cour doit avoir statué. Ce raccourcissement apparaît comme la contrepartie du maintien en fonction du Président faisant l'objet d'une procédure de destitution.</text:p>
      <table:table table:name="Table1" table:style-name="Table1">
        <table:table-column table:style-name="Table1.A"/>
        <table:table-column table:style-name="Table1.B"/>
        <table:table-row>
          <table:table-cell table:style-name="Table1.A1" table:number-columns-spanned="2" office:value-type="string">
            <text:p text:style-name="P11"><text:span text:style-name="Strong_20_Emphasis"><text:span text:style-name="T11">La procédure de destitution du Président de la République<text:line-break/></text:span></text:span><text:span text:style-name="T10">(article 68 de la Constitution proposé par le projet de loi constitutionnelle)</text:span></text:p>
          </table:table-cell>
          <table:covered-table-cell/>
        </table:table-row>
        <table:table-row>
          <table:table-cell table:style-name="Table1.A1" office:value-type="string">
            <text:p text:style-name="P11"><text:span text:style-name="Strong_20_Emphasis"><text:span text:style-name="T11">Texte initial</text:span></text:span></text:p>
          </table:table-cell>
          <table:table-cell table:style-name="Table1.A1" office:value-type="string">
            <text:p text:style-name="P11"><text:span text:style-name="Strong_20_Emphasis"><text:span text:style-name="T11">Texte adopté par l'Assemblée nationale</text:span></text:span></text:p>
          </table:table-cell>
        </table:table-row>
        <table:table-row>
          <table:table-cell table:style-name="Table1.A1" office:value-type="string">
            <text:p text:style-name="P11"><text:span text:style-name="Strong_20_Emphasis"><text:span text:style-name="T11">Proposition de réunion</text:span></text:span><text:span text:style-name="T10"> de la Haute Cour adoptée à la </text:span><text:span text:style-name="Strong_20_Emphasis"><text:span text:style-name="T11">majorité des membres<text:line-break/></text:span></text:span><text:span text:style-name="T10">de l'Assemblée nationale ou du Sénat.<text:line-break/><text:line-break/><text:line-break/><text:line-break/>Transmise à l'autre assemblée, qui se prononce dans les quinze jours,</text:span><text:span text:style-name="Strong_20_Emphasis"><text:span text:style-name="T11"><text:line-break/></text:span></text:span><text:span text:style-name="T10">à la </text:span><text:span text:style-name="Strong_20_Emphasis"><text:span text:style-name="T11">majorité de ses membres</text:span></text:span><text:span text:style-name="T10">.<text:line-break/><text:line-break/><text:line-break/><text:line-break/></text:span><text:span text:style-name="Strong_20_Emphasis"><text:span text:style-name="T11">Empêchement</text:span></text:span><text:span text:style-name="T10"> du Président de la République, dont l'intérim est assuré</text:span><text:span text:style-name="Strong_20_Emphasis"><text:span text:style-name="T11"><text:line-break/></text:span></text:span><text:soft-page-break/><text:span text:style-name="T10">par le Président du Sénat.<text:line-break/><text:line-break/><text:line-break/><text:line-break/>La Haute Cour statue </text:span><text:span text:style-name="Strong_20_Emphasis"><text:span text:style-name="T11">dans les deux mois</text:span></text:span><text:span text:style-name="T10"> à bulletins secrets, à la </text:span><text:span text:style-name="Strong_20_Emphasis"><text:span text:style-name="T11">majorité<text:line-break/>des membres</text:span></text:span><text:span text:style-name="T10"> la composant.<text:line-break/><text:line-break/><text:line-break/><text:line-break/>Si la destitution est prononcée, </text:span><text:span text:style-name="Strong_20_Emphasis"><text:span text:style-name="T11">le Président redevient un citoyen passible des juridictions ordinaires</text:span></text:span><text:span text:style-name="T10"> et une élection présidentielle est organisée, le Président du Sénat assurant l'intérim.<text:line-break/>Si la destitution n'est pas adoptée,</text:span><text:span text:style-name="Strong_20_Emphasis"><text:span text:style-name="T11"><text:line-break/></text:span></text:span><text:span text:style-name="T10">le Président de la République empêché retrouve ses fonctions.</text:span></text:p>
          </table:table-cell>
          <table:table-cell table:style-name="Table1.A1" office:value-type="string">
            <text:p text:style-name="P11"><text:span text:style-name="Strong_20_Emphasis"><text:span text:style-name="T11">Proposition de réunion</text:span></text:span><text:span text:style-name="T10"> de la Haute Cour adoptée à la </text:span><text:span text:style-name="Strong_20_Emphasis"><text:span text:style-name="T11">majorité des deux tiers</text:span></text:span><text:span text:style-name="T10"> des membres de l'Assemblée nationale ou du Sénat.<text:line-break/><text:line-break/><text:line-break/><text:line-break/>Transmise à l'autre assemblée, qui se prononce dans les quinze jours, à la </text:span><text:span text:style-name="Strong_20_Emphasis"><text:span text:style-name="T11">majorité<text:line-break/>des deux tiers</text:span></text:span><text:span text:style-name="T10"> de ses membres.<text:line-break/><text:line-break/><text:line-break/><text:line-break/></text:span><text:soft-page-break/><text:span text:style-name="Strong_20_Emphasis"><text:span text:style-name="T11">Le Président de la République<text:line-break/>reste en fonction</text:span></text:span><text:span text:style-name="T10">.<text:line-break/><text:line-break/><text:line-break/><text:line-break/>La Haute Cour statue dans un </text:span><text:span text:style-name="Strong_20_Emphasis"><text:span text:style-name="T11">délai d'un mois</text:span></text:span><text:span text:style-name="T10"> à bulletins secrets, à la </text:span><text:span text:style-name="Strong_20_Emphasis"><text:span text:style-name="T11">majorité des deux tiers</text:span></text:span><text:span text:style-name="T10"> des membres la composant,<text:line-break/>sans délégation de vote.<text:line-break/><text:line-break/><text:line-break/><text:line-break/>Si la destitution est prononcée,</text:span><text:span text:style-name="Strong_20_Emphasis"><text:span text:style-name="T11"><text:line-break/>le Président redevient un citoyen passible<text:line-break/>des juridictions ordinaires</text:span></text:span><text:span text:style-name="T10"> et une élection présidentielle est organisée, le Président</text:span><text:span text:style-name="Strong_20_Emphasis"><text:span text:style-name="T11"><text:line-break/></text:span></text:span><text:span text:style-name="T10">du Sénat assurant l'intérim.<text:line-break/>Si la destitution n'est pas adoptée, le Président de la République reste en fonction</text:span></text:p>
          </table:table-cell>
        </table:table-row>
      </table:table>
      <text:h text:style-name="P7" text:outline-level="5"><text:bookmark text:name="toc110"/><text:bookmark text:name="toc109"/><text:bookmark text:name="toc108"/><text:bookmark text:name="toc107"/><text:bookmark text:name="_Toc158094931"/><text:bookmark text:name="_Toc158091899"/><text:bookmark text:name="_Toc157782113"/><text:bookmark text:name="_Toc157690653"/><text:bookmark text:name="_Toc157688497"/><text:bookmark text:name="_Toc157688383"/>b) L'exigence d'une majorité des deux tiers</text:h>
      <text:p text:style-name="P10">L'Assemblée nationale a adopté, avec l'avis favorable du Gouvernement et de la commission, un amendement présenté par M. André Vallini et les membres du groupe socialiste, tendant à prévoir que la réunion de la Haute Cour et la destitution doivent être décidées à la majorité des deux tiers des membres composant l'assemblée concernée, et non à la majorité absolue.</text:p>
      <text:p text:style-name="P12"><text:span text:style-name="T3">La commission des lois de l'Assemblée nationale, qui avait adopté un amendement visant à porter cette majorité aux trois cinquièmes des membres, l'a retiré au bénéfice de l'amendement de M. Vallini. </text:span><text:span text:style-name="Strong_20_Emphasis"><text:span text:style-name="T4">La majorité des deux tiers, plus encore que celle des trois cinquièmes, a pour objet d'éviter tout usage partisan de la procédure de destitution.</text:span></text:span></text:p>
      <text:p text:style-name="P10">La majorité absolue initialement prévue par le projet de loi constitutionnelle s'inspire de la procédure définie pour la motion de censure (art. 49, deuxième alinéa, de la Constitution) et de la majorité requise pour le jugement du Président de la République par la Haute Cour de justice (art. 68, premier alinéa, de la Constitution).</text:p>
      <text:p text:style-name="P12"><text:span text:style-name="T3">Cependant, comme le relève M. Philippe Houillon, président de la commission des lois de l'Assemblée nationale et rapporteur du projet de loi constitutionnelle, la procédure de destitution, qui correspond à « </text:span><text:span text:style-name="Emphasis"><text:span text:style-name="T4">une véritable crise de fonctionnement institutionnel</text:span></text:span><text:span text:style-name="T3"> », se distingue de la motion de censure, qui s'inscrit « </text:span><text:span text:style-name="Emphasis"><text:span text:style-name="T4">dans le cadre normal du régime parlementaire</text:span></text:span><text:span text:style-name="T3"> »</text:span><text:span text:style-name="T4">63</text:span><text:bookmark text:name="fnref64"/><text:span text:style-name="T4">(</text:span><text:a xlink:type="simple" xlink:href="https://www.senat.fr/rap/l06-194/l06-19412.html#fn64" text:style-name="Internet_20_link" text:visited-style-name="Visited_20_Internet_20_Link"><text:span text:style-name="T6">*</text:span></text:a><text:span text:style-name="T4">)</text:span><text:span text:style-name="T3">. La destitution est en effet une mesure sanctionnant le comportement d'une personne, alors que la censure vise une autorité collégiale, le Gouvernement, et sanctionne sa politique.</text:span></text:p>
      <text:p text:style-name="P12"><text:span text:style-name="T3">En outre, considérant le risque qui pourrait résulter, dans le cadre d'une majorité qualifiée des deux tiers ou des trois cinquièmes, d'une proposition de réunion de la Haute Cour qui atteindrait la majorité absolue sans être adoptée, le rapporteur de l'Assemblée nationale a néanmoins estimé que « </text:span><text:span text:style-name="Emphasis"><text:span text:style-name="T4">seule une majorité qualifiée peut assurer le dépassement des clivages partisans</text:span></text:span><text:span text:style-name="T3"> ».</text:span></text:p>
      <text:p text:style-name="P13"><text:span text:style-name="Strong_20_Emphasis"><text:span text:style-name="T4"/></text:span></text:p>
      <text:p text:style-name="P13"><text:soft-page-break/><text:span text:style-name="Strong_20_Emphasis"><text:span text:style-name="T4"/></text:span></text:p>
      <text:p text:style-name="P13"><text:span text:style-name="Strong_20_Emphasis"><text:span text:style-name="T4">Majorité absolue et majorité des deux tiers au sein de la Haute Cour</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text:span text:style-name="Strong_20_Emphasis"><text:span text:style-name="T11">Effectif de l'Assemblée nationale</text:span></text:span><text:span text:style-name="T11">64</text:span><text:bookmark text:name="fnref65"/><text:span text:style-name="T11">(</text:span><text:a xlink:type="simple" xlink:href="https://www.senat.fr/rap/l06-194/l06-19412.html#fn65" text:style-name="Internet_20_link" text:visited-style-name="Visited_20_Internet_20_Link"><text:span text:style-name="T9">*</text:span></text:a><text:span text:style-name="T11">)</text:span></text:p>
          </table:table-cell>
          <table:table-cell table:style-name="Table2.A1" table:number-columns-spanned="2" office:value-type="string">
            <text:p text:style-name="P11"><text:span text:style-name="Strong_20_Emphasis"><text:span text:style-name="T11">Effectif du Sénat</text:span></text:span><text:span text:style-name="T11">2</text:span></text:p>
          </table:table-cell>
          <table:covered-table-cell/>
          <table:table-cell table:style-name="Table2.A1" office:value-type="string">
            <text:p text:style-name="P11"><text:span text:style-name="Strong_20_Emphasis"><text:span text:style-name="T11">Effectif de la Haute Cour</text:span></text:span></text:p>
          </table:table-cell>
          <table:table-cell table:style-name="Table2.A1" office:value-type="string">
            <text:p text:style-name="P11"><text:span text:style-name="Strong_20_Emphasis"><text:span text:style-name="T11">Majorité absolue</text:span></text:span></text:p>
          </table:table-cell>
          <table:table-cell table:style-name="Table2.A1" office:value-type="string">
            <text:p text:style-name="P11"><text:span text:style-name="Strong_20_Emphasis"><text:span text:style-name="T11">Majorité des deux tiers</text:span></text:span></text:p>
          </table:table-cell>
        </table:table-row>
        <table:table-row>
          <table:table-cell table:style-name="Table2.A1" table:number-rows-spanned="3" office:value-type="string">
            <text:p text:style-name="P8">577</text:p>
          </table:table-cell>
          <table:table-cell table:style-name="Table2.B2" office:value-type="string">
            <text:p text:style-name="P8">En 2004</text:p>
          </table:table-cell>
          <table:table-cell table:style-name="Table2.C2" office:value-type="string">
            <text:p text:style-name="P8">331</text:p>
          </table:table-cell>
          <table:table-cell table:style-name="Table2.D2" office:value-type="string">
            <text:p text:style-name="P8">908</text:p>
          </table:table-cell>
          <table:table-cell table:style-name="Table2.E2" office:value-type="string">
            <text:p text:style-name="P8">455</text:p>
          </table:table-cell>
          <table:table-cell table:style-name="Table2.F2" office:value-type="string">
            <text:p text:style-name="P8">606</text:p>
          </table:table-cell>
        </table:table-row>
        <table:table-row>
          <table:covered-table-cell/>
          <table:table-cell table:style-name="Table2.B3" office:value-type="string">
            <text:p text:style-name="P8">En 2008</text:p>
          </table:table-cell>
          <table:table-cell table:style-name="Table2.C3" office:value-type="string">
            <text:p text:style-name="P8">341</text:p>
          </table:table-cell>
          <table:table-cell table:style-name="Table2.D3" office:value-type="string">
            <text:p text:style-name="P8">918</text:p>
          </table:table-cell>
          <table:table-cell table:style-name="Table2.E3" office:value-type="string">
            <text:p text:style-name="P8">460</text:p>
          </table:table-cell>
          <table:table-cell table:style-name="Table2.F3" office:value-type="string">
            <text:p text:style-name="P8">612</text:p>
          </table:table-cell>
        </table:table-row>
        <table:table-row>
          <table:covered-table-cell/>
          <table:table-cell table:style-name="Table2.B4" office:value-type="string">
            <text:p text:style-name="P8">En 2011</text:p>
          </table:table-cell>
          <table:table-cell table:style-name="Table2.C4" office:value-type="string">
            <text:p text:style-name="P8">346</text:p>
          </table:table-cell>
          <table:table-cell table:style-name="Table2.D4" office:value-type="string">
            <text:p text:style-name="P8">923</text:p>
          </table:table-cell>
          <table:table-cell table:style-name="Table2.E4" office:value-type="string">
            <text:p text:style-name="P8">462</text:p>
          </table:table-cell>
          <table:table-cell table:style-name="Table2.F4" office:value-type="string">
            <text:p text:style-name="P8">616</text:p>
          </table:table-cell>
        </table:table-row>
      </table:table>
      <text:p text:style-name="P10">La majorité des deux tiers finalement retenue par les députés paraît offrir les garanties nécessaires à la mise en oeuvre d'une procédure dont l'objet ultime est de permettre à la représentation nationale de mettre fin au mandat de l'élu de la nation toute entière. Ce renforcement de la majorité nécessaire au déclenchement de la procédure évitera un détournement à des fins partisanes.</text:p>
      <text:p text:style-name="P12"><text:span text:style-name="T3">Notre collègue Robert Badinter relevait d'ailleurs dès 2003 que « </text:span><text:span text:style-name="Emphasis"><text:span text:style-name="T4">la seule garantie contre toute utilisation partisane de la procédure de destitution du président serait que l'une et l'autre assemblée puis la Haute Cour elle-même se prononcent à la majorité des deux tiers de leurs membres. Dans ce cas, en effet, la possibilité d'un vote acquis par une majorité partisane disparaîtrait</text:span></text:span><text:span text:style-name="T3"> »</text:span><text:span text:style-name="T4">65</text:span><text:bookmark text:name="fnref66"/><text:span text:style-name="T4">(</text:span><text:a xlink:type="simple" xlink:href="https://www.senat.fr/rap/l06-194/l06-19412.html#fn66" text:style-name="Internet_20_link" text:visited-style-name="Visited_20_Internet_20_Link"><text:span text:style-name="T6">*</text:span></text:a><text:span text:style-name="T4">)</text:span><text:span text:style-name="T3">.</text:span></text:p>
      <text:p text:style-name="P10">Enfin, l'Assemblée nationale a souhaité interdire toute délégation de vote pour l'ensemble des scrutins prévus par l'article 68.</text:p>
      <text:p text:style-name="P10">Il apparaît en effet que la décision de réunir la Haute Cour, comme celle de destituer le chef de l'Etat, supposent, en raison de leur gravité, que ne prennent part au vote que les parlementaires présents.</text:p>
      <text:p text:style-name="P10">Les modifications adoptées par l'Assemblée nationale confortent l'équilibre d'une procédure de destitution conçue comme la contrepartie indispensable d'une protection fonctionnelle très étendue. En toute hypothèse, la destitution du Président de la République conduirait les citoyens à se prononcer. Le Président destitué pourrait alors, sauf obstacle pénal, se représenter, et il reviendrait au peuple d'apprécier l'usage fait par les assemblées de leur pouvoir de destitution.</text:p>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Helvetica, sans-serif"/>
    <style:font-face style:name="Times New Roman1" svg:font-family="'Times New Roman', Times, serif"/>
    <style:font-face style:name="arial" svg:font-family="arial, Arial, Helvetica, sans-serif"/>
    <style:font-face style:name="inherit" svg:font-family="inherit"/>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ongti SC" style:font-family-asian="'Songti SC'"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27T18:11:30.732352950</meta:creation-date>
    <dc:date>2020-10-02T13:20:58.977106976</dc:date>
    <meta:editing-duration>P1DT4H6M55S</meta:editing-duration>
    <meta:editing-cycles>5</meta:editing-cycles>
    <meta:generator>LibreOffice/6.4.4.2$MacOSX_X86_64 LibreOffice_project/3d775be2011f3886db32dfd395a6a6d1ca2630ff</meta:generator>
    <meta:print-date>2020-10-01T09:13:16.042534824</meta:print-date>
    <meta:document-statistic meta:table-count="2" meta:image-count="0" meta:object-count="0" meta:page-count="10" meta:paragraph-count="113" meta:word-count="4142" meta:character-count="25949" meta:non-whitespace-character-count="21890"/>
  </office:meta>
</office:document-meta>
</file>